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HL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HLR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L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R</text:p>
          </table:table-cell>
          <table:table-cell office:value-type="float" office:value="4098" calcext:value-type="float">
            <text:p>4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table:style-name="ce1" table:formula="of:=AVERAGE([.B24:.F24])" office:value-type="string" office:string-value="" calcext:value-type="error">
            <text:p>#DIV/0!</text:p>
          </table:table-cell>
          <table:table-cell table:style-name="ce1" table:formula="of:=STDEV([.B24:.F24])" office:value-type="string" office:string-value="" calcext:value-type="error">
            <text:p>#DIV/0!</text:p>
          </table:table-cell>
          <table:table-cell table:style-name="ce1" table:formula="of:=AVERAGE([.G24:.K24])" office:value-type="float" office:value="0.357513624" calcext:value-type="float">
            <text:p>0.358</text:p>
          </table:table-cell>
          <table:table-cell table:style-name="ce1" table:formula="of:=STDEV([.G24:.K24])" office:value-type="float" office:value="0.0528338910854224" calcext:value-type="float">
            <text:p>0.053</text:p>
          </table:table-cell>
          <table:table-cell table:style-name="ce1" table:formula="of:=AVERAGE([.B12:.F12])" office:value-type="float" office:value="0.1140099012" calcext:value-type="float">
            <text:p>0.114</text:p>
          </table:table-cell>
          <table:table-cell table:style-name="ce1" table:formula="of:=STDEV([.B12:.F12])" office:value-type="float" office:value="0.00372347038173223" calcext:value-type="float">
            <text:p>0.004</text:p>
          </table:table-cell>
          <table:table-cell table:formula="of:=AVERAGE([.G12:.K12])" office:value-type="float" office:value="0.166165164" calcext:value-type="float">
            <text:p>0.166165164</text:p>
          </table:table-cell>
          <table:table-cell table:formula="of:=STDEV([.G12:.K12])" office:value-type="float" office:value="0.0285580089159719" calcext:value-type="float">
            <text:p>0.02855800891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table:style-name="ce1" table:formula="of:=AVERAGE([.B25:.F25])" office:value-type="string" office:string-value="" calcext:value-type="error">
            <text:p>#DIV/0!</text:p>
          </table:table-cell>
          <table:table-cell table:style-name="ce1" table:formula="of:=STDEV([.B25:.F25])" office:value-type="string" office:string-value="" calcext:value-type="error">
            <text:p>#DIV/0!</text:p>
          </table:table-cell>
          <table:table-cell table:style-name="ce1" table:formula="of:=AVERAGE([.G25:.K25])" office:value-type="float" office:value="0.524587415479144" calcext:value-type="float">
            <text:p>0.525</text:p>
          </table:table-cell>
          <table:table-cell table:style-name="ce1" table:formula="of:=STDEV([.G25:.K25])" office:value-type="float" office:value="0.00343963914086929" calcext:value-type="float">
            <text:p>0.003</text:p>
          </table:table-cell>
          <table:table-cell table:style-name="ce1" table:formula="of:=AVERAGE([.B13:.F13])" office:value-type="float" office:value="0.462799267381404" calcext:value-type="float">
            <text:p>0.463</text:p>
          </table:table-cell>
          <table:table-cell table:style-name="ce1" table:formula="of:=STDEV([.B13:.F13])" office:value-type="float" office:value="0.00455462408398535" calcext:value-type="float">
            <text:p>0.005</text:p>
          </table:table-cell>
          <table:table-cell table:formula="of:=AVERAGE([.G13:.K13])" office:value-type="float" office:value="0.45248136770356" calcext:value-type="float">
            <text:p>0.45248136770356</text:p>
          </table:table-cell>
          <table:table-cell table:formula="of:=STDEV([.G13:.K13])" office:value-type="float" office:value="0.00683390221370805" calcext:value-type="float">
            <text:p>0.006833902213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</text:p>
          </table:table-cell>
          <table:table-cell table:style-name="ce1" table:formula="of:=AVERAGE([.B26:.F26])" office:value-type="string" office:string-value="" calcext:value-type="error">
            <text:p>#DIV/0!</text:p>
          </table:table-cell>
          <table:table-cell table:style-name="ce1" table:formula="of:=STDEV([.B26:.F26])" office:value-type="string" office:string-value="" calcext:value-type="error">
            <text:p>#DIV/0!</text:p>
          </table:table-cell>
          <table:table-cell table:style-name="ce1" table:formula="of:=AVERAGE([.G26:.K26])" office:value-type="float" office:value="989.355891397369" calcext:value-type="float">
            <text:p>989.356</text:p>
          </table:table-cell>
          <table:table-cell table:style-name="ce1" table:formula="of:=STDEV([.G26:.K26])" office:value-type="float" office:value="52.1708478390847" calcext:value-type="float">
            <text:p>52.171</text:p>
          </table:table-cell>
          <table:table-cell table:style-name="ce1" table:formula="of:=AVERAGE([.B14:.F14])" office:value-type="float" office:value="607.407735527477" calcext:value-type="float">
            <text:p>607.408</text:p>
          </table:table-cell>
          <table:table-cell table:style-name="ce1" table:formula="of:=STDEV([.B14:.F14])" office:value-type="float" office:value="51.9825038476573" calcext:value-type="float">
            <text:p>51.983</text:p>
          </table:table-cell>
          <table:table-cell table:formula="of:=AVERAGE([.G14:.K14])" office:value-type="float" office:value="772.660809017232" calcext:value-type="float">
            <text:p>772.660809017232</text:p>
          </table:table-cell>
          <table:table-cell table:formula="of:=STDEV([.G14:.K14])" office:value-type="float" office:value="51.6480539776848" calcext:value-type="float">
            <text:p>51.6480539776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(h)</text:p>
          </table:table-cell>
          <table:table-cell table:style-name="ce1" table:formula="of:=AVERAGE([.B27:.F27])" office:value-type="string" office:string-value="" calcext:value-type="error">
            <text:p>#DIV/0!</text:p>
          </table:table-cell>
          <table:table-cell table:style-name="ce1" table:formula="of:=STDEV([.B27:.F27])" office:value-type="string" office:string-value="" calcext:value-type="error">
            <text:p>#DIV/0!</text:p>
          </table:table-cell>
          <table:table-cell table:style-name="ce1" table:formula="of:=AVERAGE([.G27:.K27])" office:value-type="float" office:value="-0.154632243511377" calcext:value-type="float">
            <text:p>-0.155</text:p>
          </table:table-cell>
          <table:table-cell table:style-name="ce1" table:formula="of:=STDEV([.G27:.K27])" office:value-type="float" office:value="0.00978921539163553" calcext:value-type="float">
            <text:p>0.010</text:p>
          </table:table-cell>
          <table:table-cell table:style-name="ce1" table:formula="of:=AVERAGE([.B15:.F15])" office:value-type="float" office:value="0.557069041820976" calcext:value-type="float">
            <text:p>0.557</text:p>
          </table:table-cell>
          <table:table-cell table:style-name="ce1" table:formula="of:=STDEV([.B15:.F15])" office:value-type="float" office:value="0.0069197003182096" calcext:value-type="float">
            <text:p>0.007</text:p>
          </table:table-cell>
          <table:table-cell table:formula="of:=AVERAGE([.G15:.K15])" office:value-type="float" office:value="0.570987957038169" calcext:value-type="float">
            <text:p>0.570987957038169</text:p>
          </table:table-cell>
          <table:table-cell table:formula="of:=STDEV([.G15:.K15])" office:value-type="float" office:value="0.0196814913999746" calcext:value-type="float">
            <text:p>0.01968149139997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table:number-columns-repeated="5" office:value-type="float" office:value="1024" calcext:value-type="float">
            <text:p>1024</text:p>
          </table:table-cell>
          <table:table-cell table:number-columns-repeated="5"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09242216" calcext:value-type="float">
            <text:p>0.109242216</text:p>
          </table:table-cell>
          <table:table-cell office:value-type="float" office:value="0.11906203" calcext:value-type="float">
            <text:p>0.11906203</text:p>
          </table:table-cell>
          <table:table-cell office:value-type="float" office:value="0.11609941" calcext:value-type="float">
            <text:p>0.11609941</text:p>
          </table:table-cell>
          <table:table-cell office:value-type="float" office:value="0.11291839" calcext:value-type="float">
            <text:p>0.11291839</text:p>
          </table:table-cell>
          <table:table-cell office:value-type="float" office:value="0.11272746" calcext:value-type="float">
            <text:p>0.11272746</text:p>
          </table:table-cell>
          <table:table-cell office:value-type="float" office:value="0.14291252" calcext:value-type="float">
            <text:p>0.14291252</text:p>
          </table:table-cell>
          <table:table-cell office:value-type="float" office:value="0.14527033" calcext:value-type="float">
            <text:p>0.14527033</text:p>
          </table:table-cell>
          <table:table-cell office:value-type="float" office:value="0.15607451" calcext:value-type="float">
            <text:p>0.15607451</text:p>
          </table:table-cell>
          <table:table-cell office:value-type="float" office:value="0.17441294" calcext:value-type="float">
            <text:p>0.17441294</text:p>
          </table:table-cell>
          <table:table-cell office:value-type="float" office:value="0.21215552" calcext:value-type="float">
            <text:p>0.21215552</text:p>
          </table:table-cell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70468356516312" calcext:value-type="float">
            <text:p>0.470468356516312</text:p>
          </table:table-cell>
          <table:table-cell office:value-type="float" office:value="0.460771201751591" calcext:value-type="float">
            <text:p>0.460771201751591</text:p>
          </table:table-cell>
          <table:table-cell office:value-type="float" office:value="0.462464794806212" calcext:value-type="float">
            <text:p>0.462464794806212</text:p>
          </table:table-cell>
          <table:table-cell office:value-type="float" office:value="0.461857542461765" calcext:value-type="float">
            <text:p>0.461857542461765</text:p>
          </table:table-cell>
          <table:table-cell office:value-type="float" office:value="0.458434441371142" calcext:value-type="float">
            <text:p>0.458434441371142</text:p>
          </table:table-cell>
          <table:table-cell office:value-type="float" office:value="0.44991262169684" calcext:value-type="float">
            <text:p>0.44991262169684</text:p>
          </table:table-cell>
          <table:table-cell office:value-type="float" office:value="0.45678960319702" calcext:value-type="float">
            <text:p>0.45678960319702</text:p>
          </table:table-cell>
          <table:table-cell office:value-type="float" office:value="0.453700850054768" calcext:value-type="float">
            <text:p>0.453700850054768</text:p>
          </table:table-cell>
          <table:table-cell office:value-type="float" office:value="0.459827544206697" calcext:value-type="float">
            <text:p>0.459827544206697</text:p>
          </table:table-cell>
          <table:table-cell office:value-type="float" office:value="0.442176219362474" calcext:value-type="float">
            <text:p>0.442176219362474</text:p>
          </table:table-cell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624.143741543757" calcext:value-type="float">
            <text:p>624.143741543757</text:p>
          </table:table-cell>
          <table:table-cell office:value-type="float" office:value="650.959319088813" calcext:value-type="float">
            <text:p>650.959319088813</text:p>
          </table:table-cell>
          <table:table-cell office:value-type="float" office:value="647.810077896057" calcext:value-type="float">
            <text:p>647.810077896057</text:p>
          </table:table-cell>
          <table:table-cell office:value-type="float" office:value="588.129697552471" calcext:value-type="float">
            <text:p>588.129697552471</text:p>
          </table:table-cell>
          <table:table-cell office:value-type="float" office:value="525.995841556288" calcext:value-type="float">
            <text:p>525.995841556288</text:p>
          </table:table-cell>
          <table:table-cell office:value-type="float" office:value="844.090030166463" calcext:value-type="float">
            <text:p>844.090030166463</text:p>
          </table:table-cell>
          <table:table-cell office:value-type="float" office:value="757.923974626779" calcext:value-type="float">
            <text:p>757.923974626779</text:p>
          </table:table-cell>
          <table:table-cell office:value-type="float" office:value="703.104789924475" calcext:value-type="float">
            <text:p>703.104789924475</text:p>
          </table:table-cell>
          <table:table-cell office:value-type="float" office:value="764.429718131967" calcext:value-type="float">
            <text:p>764.429718131967</text:p>
          </table:table-cell>
          <table:table-cell office:value-type="float" office:value="793.755532236475" calcext:value-type="float">
            <text:p>793.755532236475</text:p>
          </table:table-cell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60754604681647" calcext:value-type="float">
            <text:p>0.560754604681647</text:p>
          </table:table-cell>
          <table:table-cell office:value-type="float" office:value="0.555421100160793" calcext:value-type="float">
            <text:p>0.555421100160793</text:p>
          </table:table-cell>
          <table:table-cell office:value-type="float" office:value="0.54584719128312" calcext:value-type="float">
            <text:p>0.54584719128312</text:p>
          </table:table-cell>
          <table:table-cell office:value-type="float" office:value="0.559773703059067" calcext:value-type="float">
            <text:p>0.559773703059067</text:p>
          </table:table-cell>
          <table:table-cell office:value-type="float" office:value="0.563548609920255" calcext:value-type="float">
            <text:p>0.563548609920255</text:p>
          </table:table-cell>
          <table:table-cell office:value-type="float" office:value="0.551354207238982" calcext:value-type="float">
            <text:p>0.551354207238982</text:p>
          </table:table-cell>
          <table:table-cell office:value-type="float" office:value="0.549849739230935" calcext:value-type="float">
            <text:p>0.549849739230935</text:p>
          </table:table-cell>
          <table:table-cell office:value-type="float" office:value="0.577491773694723" calcext:value-type="float">
            <text:p>0.577491773694723</text:p>
          </table:table-cell>
          <table:table-cell office:value-type="float" office:value="0.594743335851662" calcext:value-type="float">
            <text:p>0.594743335851662</text:p>
          </table:table-cell>
          <table:table-cell office:value-type="float" office:value="0.581500729174544" calcext:value-type="float">
            <text:p>0.581500729174544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HL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table:number-columns-repeated="5" office:value-type="float" office:value="1024" calcext:value-type="float">
            <text:p>1024</text:p>
          </table:table-cell>
          <table:table-cell table:number-columns-repeated="5"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table:number-columns-repeated="5"/>
          <table:table-cell office:value-type="float" office:value="0.36703148" calcext:value-type="float">
            <text:p>0.36703148</text:p>
          </table:table-cell>
          <table:table-cell office:value-type="float" office:value="0.442052" calcext:value-type="float">
            <text:p>0.442052</text:p>
          </table:table-cell>
          <table:table-cell office:value-type="float" office:value="0.3010681" calcext:value-type="float">
            <text:p>0.3010681</text:p>
          </table:table-cell>
          <table:table-cell office:value-type="float" office:value="0.34289" calcext:value-type="float">
            <text:p>0.34289</text:p>
          </table:table-cell>
          <table:table-cell office:value-type="float" office:value="0.33452654" calcext:value-type="float">
            <text:p>0.33452654</text:p>
          </table:table-cell>
        </table:table-row>
        <table:table-row table:style-name="ro1">
          <table:table-cell office:value-type="string" calcext:value-type="string">
            <text:p>auc</text:p>
          </table:table-cell>
          <table:table-cell table:number-columns-repeated="5"/>
          <table:table-cell office:value-type="float" office:value="0.528737306204145" calcext:value-type="float">
            <text:p>0.528737306204145</text:p>
          </table:table-cell>
          <table:table-cell office:value-type="float" office:value="0.522139648281462" calcext:value-type="float">
            <text:p>0.522139648281462</text:p>
          </table:table-cell>
          <table:table-cell office:value-type="float" office:value="0.523742502472505" calcext:value-type="float">
            <text:p>0.523742502472505</text:p>
          </table:table-cell>
          <table:table-cell office:value-type="float" office:value="0.527552188289911" calcext:value-type="float">
            <text:p>0.527552188289911</text:p>
          </table:table-cell>
          <table:table-cell office:value-type="float" office:value="0.520765432147698" calcext:value-type="float">
            <text:p>0.520765432147698</text:p>
          </table:table-cell>
        </table:table-row>
        <table:table-row table:style-name="ro1">
          <table:table-cell office:value-type="string" calcext:value-type="string">
            <text:p>WRS</text:p>
          </table:table-cell>
          <table:table-cell table:number-columns-repeated="5"/>
          <table:table-cell office:value-type="float" office:value="1005.21408554016" calcext:value-type="float">
            <text:p>1005.21408554016</text:p>
          </table:table-cell>
          <table:table-cell office:value-type="float" office:value="1070.7111462195" calcext:value-type="float">
            <text:p>1070.7111462195</text:p>
          </table:table-cell>
          <table:table-cell office:value-type="float" office:value="936.72251131702" calcext:value-type="float">
            <text:p>936.72251131702</text:p>
          </table:table-cell>
          <table:table-cell office:value-type="float" office:value="978.314538628769" calcext:value-type="float">
            <text:p>978.314538628769</text:p>
          </table:table-cell>
          <table:table-cell office:value-type="float" office:value="955.817175281393" calcext:value-type="float">
            <text:p>955.817175281393</text:p>
          </table:table-cell>
        </table:table-row>
        <table:table-row table:style-name="ro1">
          <table:table-cell office:value-type="string" calcext:value-type="string">
            <text:p>Cor(h)</text:p>
          </table:table-cell>
          <table:table-cell table:number-columns-repeated="5"/>
          <table:table-cell office:value-type="float" office:value="-0.142125570451517" calcext:value-type="float">
            <text:p>-0.142125570451517</text:p>
          </table:table-cell>
          <table:table-cell office:value-type="float" office:value="-0.165265122033896" calcext:value-type="float">
            <text:p>-0.165265122033896</text:p>
          </table:table-cell>
          <table:table-cell office:value-type="float" office:value="-0.159662020277792" calcext:value-type="float">
            <text:p>-0.159662020277792</text:p>
          </table:table-cell>
          <table:table-cell office:value-type="float" office:value="-0.146590460591739" calcext:value-type="float">
            <text:p>-0.146590460591739</text:p>
          </table:table-cell>
          <table:table-cell office:value-type="float" office:value="-0.159518044201941" calcext:value-type="float">
            <text:p>-0.159518044201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56:49.328949679</meta:creation-date>
    <meta:generator>LibreOffice/6.0.7.3$Linux_X86_64 LibreOffice_project/00m0$Build-3</meta:generator>
    <dc:date>2019-10-12T11:33:06.274776229</dc:date>
    <meta:editing-duration>PT15M34S</meta:editing-duration>
    <meta:editing-cycles>2</meta:editing-cycles>
    <meta:document-statistic meta:table-count="1" meta:cell-count="159" meta:object-count="0"/>
  </office:meta>
</office:document-meta>
</file>